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6pt" fo:language="en" fo:country="US" fo:font-weight="bold" officeooo:rsid="0007ef79" officeooo:paragraph-rsid="0007ef79" style:font-size-asian="16pt" style:font-weight-asian="bold" style:font-size-complex="16pt" style:font-weight-complex="bold"/>
    </style:style>
    <style:style style:name="P2" style:family="paragraph" style:parent-style-name="Standard">
      <style:text-properties fo:font-size="16pt" fo:language="en" fo:country="US" fo:font-weight="normal" officeooo:rsid="0007ef79" officeooo:paragraph-rsid="0007ef79" style:font-size-asian="16pt" style:font-weight-asian="normal" style:font-size-complex="16pt" style:font-weight-complex="normal"/>
    </style:style>
    <style:style style:name="P3" style:family="paragraph" style:parent-style-name="Standard">
      <style:text-properties fo:font-size="16pt" fo:language="en" fo:country="US" fo:font-weight="normal" officeooo:rsid="0007ef79" officeooo:paragraph-rsid="000815a0" style:font-size-asian="16pt" style:font-weight-asian="normal" style:font-size-complex="16pt" style:font-weight-complex="normal"/>
    </style:style>
    <style:style style:name="T1" style:family="text">
      <style:text-properties officeooo:rsid="000815a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troduction to internet protocols</text:p>
      <text:p text:style-name="P1"/>
      <text:p text:style-name="P2">Computers connect to each other to form networks and these networks connect to each other to form the Internet. When you send data between computers across the Internet, a common way of understanding this is that the computers are the destinations that request and receive the data, and the networks are the routes that the data travels across. What makes that possible is the Internet Protocol. Version 4 and version 6 are currently the two most widely used standards of Internet Protocol. Think of the old fashioned postal system again. </text:p>
      <text:p text:style-name="P2"/>
      <text:p text:style-name="P2">When you send a letter to a friend, you need their address. Otherwise, they won't receive your letter. Computers work in a similar way. Every computer on a network is assigned an IP address. In protocol version 4, an IP address contains four octets (numbers between 0 – 255 which can represented by 8 bits) separated by periods or dots. For example, 192.0.2.235. In protocol version 6, an IP address contains eight groups of hexadecimal digits separated by a colon. </text:p>
      <text:p text:style-name="P2"/>
      <text:p text:style-name="P2">When you send data across a network, you send the data as a series of messages called IP packets, also known as datagrams. At a high level, IP packets contain a header and a payload, which is the data. They include the destination IP address and source IP address. These addresses are in the header along with some additional information to help deliver the packet. </text:p>
      <text:p text:style-name="P2">The payload contains the data of the packet and some of the other protocols.</text:p>
      <text:p text:style-name="P2"/>
      <text:p text:style-name="P2"><text:span text:style-name="T1">These messages</text:span> can arrive out of order, become damaged or corrupted during transit, or be dropped or lost during transit. To solve these problems, the payload part of the packets contains other protocols, too. </text:p>
      <text:p text:style-name="P3">You can think of them as another message inside the payload of the IP packet. </text:p>
      <text:p text:style-name="P3"/>
      <text:p text:style-name="P3">The two most common protocols are the Transmission Control Protocol, referred to as TCP, and the User Datagram Protocol, also known as UDP. TCP can solve all three of the previously mentioned issues, but at the cost of a small delay when sending the data. This protocol is used for sending the data that must arrive correctly and in order, such as a text or image files. UDP solves the corrupt packet issue, but packets can still arrive out <text:soft-page-break/>of order or not arrive at all. This protocol is used for sending data that can tolerate some data loss, such as voice calls or live video streaming.</text:p>
      <text:p text:style-name="P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bg" fo:country="BG"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6-03-02T15:30:43.079000000</dc:date>
    <meta:editing-duration>PT5M46S</meta:editing-duration>
    <meta:editing-cycles>1</meta:editing-cycles>
    <meta:document-statistic meta:table-count="0" meta:image-count="0" meta:object-count="0" meta:page-count="2" meta:paragraph-count="8" meta:word-count="408" meta:character-count="2358" meta:non-whitespace-character-count="1952"/>
    <meta:generator>LibreOffice/7.3.4.2$Windows_X86_64 LibreOffice_project/728fec16bd5f605073805c3c9e7c4212a0120dc5</meta:generator>
  </office:meta>
</office:document-meta>
</file>